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48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 {</text:p>
      <text:p text:style-name="Standard"><text:s text:c="4"/>int a, b, sum;</text:p>
      <text:p text:style-name="Standard"/>
      <text:p text:style-name="Standard"><text:s text:c="4"/>printf("Enter two numbers: ");</text:p>
      <text:p text:style-name="Standard"><text:s text:c="4"/>scanf("%d %d", &amp;a, &amp;b);</text:p>
      <text:p text:style-name="Standard"/>
      <text:p text:style-name="Standard"><text:s text:c="4"/>sum = a + b;</text:p>
      <text:p text:style-name="Standard"/>
      <text:p text:style-name="Standard"><text:s text:c="4"/>printf("Sum = %d\n", sum);</text:p>
      <text:p text:style-name="Standard"/>
      <text:p text:style-name="Standard"><text:s text:c="4"/>return 0;</text:p>
      <text:p text:style-name="P1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10:41:06.810271107</meta:creation-date>
    <dc:date>2026-01-31T10:42:41.703335867</dc:date>
    <meta:editing-duration>PT1M35S</meta:editing-duration>
    <meta:editing-cycles>1</meta:editing-cycles>
    <meta:document-statistic meta:table-count="0" meta:image-count="0" meta:object-count="0" meta:page-count="1" meta:paragraph-count="9" meta:word-count="29" meta:character-count="169" meta:non-whitespace-character-count="125"/>
    <meta:generator>LibreOffice/24.2.7.2$Linux_X86_64 LibreOffice_project/420$Build-2</meta:generator>
  </office:meta>
</office:document-meta>
</file>